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FLORES LIFONCIO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0859528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21826084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FLORES LIFONCIO ALFRE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085952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1 826 08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60202353</text:p>
          </table:table-cell>
          <table:table-cell table:style-name="Tabla2.D3" office:value-type="string">
            <text:p text:style-name="P23">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2:10:2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